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line-height="107%" fo:margin-left="-0.0138in" fo:margin-right="-0.0138in">
        <style:tab-stops/>
      </style:paragraph-properties>
    </style:style>
    <style:style style:name="T2" style:parent-style-name="DefaultParagraphFont" style:family="text">
      <style:text-properties style:font-name="Calibri" style:font-name-asian="Calibri" style:font-name-complex="Calibri" fo:language="es"/>
    </style:style>
    <style:style style:name="P3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 fo:language="es"/>
    </style:style>
    <style:style style:name="P4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5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6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7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8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9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10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11" style:parent-style-name="Normal" style:family="paragraph">
      <style:paragraph-properties fo:line-height="107%" fo:margin-left="-0.0138in" fo:margin-right="-0.0138in">
        <style:tab-stops/>
      </style:paragraph-properties>
    </style:style>
    <style:style style:name="T12" style:parent-style-name="DefaultParagraphFont" style:family="text">
      <style:text-properties style:font-name="Calibri" style:font-name-asian="Calibri" style:font-name-complex="Calibri" fo:language="en" fo:country="US"/>
    </style:style>
    <style:style style:name="P13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14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15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16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17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18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19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20" style:parent-style-name="Normal" style:family="paragraph">
      <style:paragraph-properties fo:line-height="107%" fo:margin-left="-0.0138in" fo:margin-right="-0.0138in">
        <style:tab-stops/>
      </style:paragraph-properties>
      <style:text-properties style:font-name="Calibri" style:font-name-asian="Calibri" style:font-name-complex="Calibri"/>
    </style:style>
    <style:style style:name="P21" style:parent-style-name="Normal" style:family="paragraph">
      <style:text-properties style:font-name="Calibri" style:font-name-asian="Calibri" style:font-name-complex="Calibri" fo:language="es"/>
    </style:style>
  </office:automatic-styles>
  <office:body>
    <office:text text:use-soft-page-breaks="true">
      <text:p text:style-name="P1"><text:span text:style-name="T2">PODCAST. Por Paco Aldarias.<text:s/></text:span></text:p>
      <text:p text:style-name="P3">TEMA<text:s/>6<text:s/>LA WEB<text:s/></text:p>
      <text:p text:style-name="P4">Las aplicaciones web 1.0<text:s/>se centraba en la publicación de contenidos estáticos. Las web<text:s/>contenían<text:s/>texto, imágenes, vídeos<text:s/>e hiperenlaces.<text:s/></text:p>
      <text:p text:style-name="P5">Las aplicaciones<text:s/>web<text:s/>2.0<text:s/>permiten el<text:s/>trabajo colaborativo<text:s/>en el cual los usuarios<text:s/>interactúan<text:s/>y colaboran en tiempo real.</text:p>
      <text:p text:style-name="P6">Las aplicaciones web 3.0 se centran<text:s/>en la inteligencia artificial, el internet de las cosas, la ciberseguridad,<text:s/>descentralizada es decir hay una<text:s/>interacción directa entre<text:s/>usuarios, privada bloqueando sistemas<text:s/>que<text:s/>espían<text:s/>lo que hacemos</text:p>
      <text:p text:style-name="P7">Una web es accesible cuando puede ser consultada por cualquier usuario, independientemente<text:s/>de sus<text:s/>capacidades.</text:p>
      <text:p text:style-name="P8">Una web es responsive cuando puede ser accedida por cualquier dispositivo llámese móvil, pc, tablet.</text:p>
      <text:p text:style-name="P9">Firefox es un navegador web gratuito y de código<text:s/>abierto, que su origen fue l navegador mosaic.</text:p>
      <text:p text:style-name="P10">Buscadores de página web: Google, Qwant, Bind,<text:s/>DuckDuckGo, Yahoo</text:p>
      <text:p text:style-name="P11"><text:span text:style-name="T12">Son navegadores <text:s/>web: opera, firefox, edge, chrome, Brave</text:span></text:p>
      <text:p text:style-name="P13">Las aplicaciones web colaborativas permiten trabajar sin tener las aplicaciones instaladas con herramientas web y con varios usuarios a la vez. Ejemplo de herramientas colaborativas son Google<text:s/>G-Suite y Microsoft 365.<text:s/></text:p>
      <text:p text:style-name="P14">Las herramientas colaborativas de Google Suite son Gmail<text:s/>para correo electrónico, Drive<text:s/>para compartir ficheros,<text:s/>Sheets para hoja de cálculo, Pres para presentaciones,<text:s/>Docs<text:s/>para compartir documentos, Meet para videollamada, Calendar para agenda,<text:s/>Groups para lista de correo,<text:s/></text:p>
      <text:p text:style-name="P15">Un gestor de contenidos es una página web que se instala en un servidor web, para que se pueda crear y gestionar contenidos en línea.<text:s/></text:p>
      <text:p text:style-name="P16">Los gestores de contenidos se organizan según para que se utilicen.<text:s/>Son gestores de contenidos<text:s/>para educación<text:s/>el<text:s/>moodle, es un gestor de contenidos para blog el<text:s/>wordpress, es gestor de contenidos para tienda online la aplicación<text:s/>web prestasoft.</text:p>
      <text:p text:style-name="P17">Wordpress<text:s/>es un blog<text:s/>o, es<text:s/>un gestor de contenidos, que dispone de dos versiones, una descargable para instalar en tu servidor web<text:s/>sin publicidad, y otra gratuita con publicidad.<text:s/></text:p>
      <text:p text:style-name="P18">Se puede recibir en Gmail mi correo de otras cuentas que no son gmail y podemos consultar el correo de gmail. El correo de Gmail es muy<text:s/>flexible<text:s/>y configurable. Para poder realizarlo necesitamos saber el servidor de correo entrante (imap o pop3) y el servidor de correo saliente (smtp).</text:p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DARIAS RAYA, FRANCISCO</meta:initial-creator>
    <dc:creator>ALDARIAS RAYA, FRANCISCO</dc:creator>
    <meta:creation-date>2024-04-24T07:41:00Z</meta:creation-date>
    <dc:date>2024-04-24T07:41:00Z</dc:date>
    <meta:template xlink:href="Normal.dotm" xlink:type="simple"/>
    <meta:editing-cycles>1</meta:editing-cycles>
    <meta:editing-duration>PT0S</meta:editing-duration>
    <meta:document-statistic meta:page-count="1" meta:paragraph-count="4" meta:word-count="345" meta:character-count="2312" meta:row-count="16" meta:non-whitespace-character-count="1971"/>
  </office:meta>
</office:document-meta>
</file>